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24-02-0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23-01-1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22-01-1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21-01-12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20-01-08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9-01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8-01-10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7-01-0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6-01-11 0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5-01-1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4-02-1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1512" calcext:value-type="float">
            <text:p>25.0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11</text:p>
          </table:table-cell>
          <table:table-cell office:value-type="string" calcext:value-type="string">
            <text:p>MM95211</text:p>
          </table:table-cell>
          <table:table-cell office:value-type="string" calcext:value-type="string">
            <text:p>201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